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2.4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git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RDUINOP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D0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UMP 1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0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UMP 2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0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VALVE 1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0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VALVE 2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0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VALVE 3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0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LOAT 1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LOAT 2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FLOW1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FLOW2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FLOW3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FLOW4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FLOW5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FLOW6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FLOW1</text:p>
          </table:table-cell>
          <table:table-cell office:value-type="string" calcext:value-type="string">
            <text:p>J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FLOW2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FLOW3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9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10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1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1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1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1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1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16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17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18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19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2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20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3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21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3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22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23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3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2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2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2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3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27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3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28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3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29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3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30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31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4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32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4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33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4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34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4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35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36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4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37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4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38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4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39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4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40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41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5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4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5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43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5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4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Analog" table:style-name="ta1"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Connection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5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Digital.A1:Digital.F5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 style:data-style-name="N2" text:time-value="10:42:11.494751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18:21:38.733957964</meta:creation-date>
    <dc:date>2021-05-24T19:53:50.618714123</dc:date>
    <meta:editing-duration>PT12H32M48S</meta:editing-duration>
    <meta:editing-cycles>3</meta:editing-cycles>
    <meta:generator>LibreOffice/6.4.7.2$Linux_X86_64 LibreOffice_project/40$Build-2</meta:generator>
    <meta:document-statistic meta:table-count="2" meta:cell-count="349" meta:object-count="0"/>
  </office:meta>
</office:document-meta>
</file>